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 size</text:p>
          </table:table-cell>
          <table:table-cell office:value-type="string" calcext:value-type="string">
            <text:p>tags (ns)</text:p>
          </table:table-cell>
          <table:table-cell/>
          <table:table-cell office:value-type="string" calcext:value-type="string">
            <text:p>words</text:p>
          </table:table-cell>
          <table:table-cell/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8.72" calcext:value-type="float">
            <text:p>1058.72</text:p>
          </table:table-cell>
          <table:table-cell office:value-type="float" office:value="32.64" calcext:value-type="float">
            <text:p>32.6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7651.73" calcext:value-type="float">
            <text:p>227651.73</text:p>
          </table:table-cell>
          <table:table-cell office:value-type="float" office:value="27119.66" calcext:value-type="float">
            <text:p>27119.66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4300596.2" calcext:value-type="float">
            <text:p>14300596.2</text:p>
          </table:table-cell>
          <table:table-cell office:value-type="float" office:value="1496769.48" calcext:value-type="float">
            <text:p>1496769.48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65342036" calcext:value-type="float">
            <text:p>165342036</text:p>
          </table:table-cell>
          <table:table-cell office:value-type="float" office:value="11944902.1" calcext:value-type="float">
            <text:p>11944902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42:33.181884397</meta:creation-date>
    <dc:date>2024-10-15T09:48:36.588958386</dc:date>
    <meta:editing-duration>PT6M4S</meta:editing-duration>
    <meta:editing-cycles>2</meta:editing-cycles>
    <meta:generator>LibreOffice/24.2.2.2$MacOSX_X86_64 LibreOffice_project/d56cc158d8a96260b836f100ef4b4ef25d6f1a01</meta:generator>
    <meta:document-statistic meta:table-count="1" meta:cell-count="18" meta:object-count="0"/>
  </office:meta>
</office:document-meta>
</file>